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.75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50.8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58.05pt"/>
    </style:style>
    <style:style style:name="co7" style:family="table-column">
      <style:table-column-properties fo:break-before="auto" style:column-width="34.44pt"/>
    </style:style>
    <style:style style:name="co8" style:family="table-column">
      <style:table-column-properties fo:break-before="auto" style:column-width="76.2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189.61pt"/>
    </style:style>
    <style:style style:name="co11" style:family="table-column">
      <style:table-column-properties fo:break-before="auto" style:column-width="56.24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3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DMOVP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0">
      <style:table-cell-properties fo:background-color="#ffff99" fo:padding="2.01pt"/>
    </style:style>
    <style:style style:name="ce3" style:family="table-cell" style:parent-style-name="Default" style:data-style-name="N0">
      <style:table-cell-properties fo:background-color="#ccffff" fo:padding="2.01pt"/>
    </style:style>
    <style:style style:name="ce4" style:family="table-cell" style:parent-style-name="Default" style:data-style-name="N0">
      <style:table-cell-properties fo:background-color="#cc99ff" fo:padding="2.01pt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 style:data-style-name="N1">
      <style:table-cell-properties fo:padding="2.01pt"/>
    </style:style>
    <style:style style:name="ce7" style:family="table-cell" style:parent-style-name="Default" style:data-style-name="N1">
      <style:table-cell-properties fo:background-color="#ffff99" fo:padding="2.01pt"/>
    </style:style>
    <style:style style:name="ce8" style:family="table-cell" style:parent-style-name="Default" style:data-style-name="N1">
      <style:table-cell-properties fo:background-color="#ccffff" fo:padding="2.01pt"/>
    </style:style>
    <style:style style:name="ce9" style:family="table-cell" style:parent-style-name="Default" style:data-style-name="N1">
      <style:table-cell-properties fo:background-color="#cc99ff" fo:padding="2.01pt"/>
    </style:style>
    <style:style style:name="ce10" style:family="table-cell" style:parent-style-name="Default" style:data-style-name="N10121">
      <style:table-cell-properties fo:padding="2.01pt"/>
    </style:style>
    <style:style style:name="ce11" style:family="table-cell" style:parent-style-name="Default" style:data-style-name="N10121">
      <style:table-cell-properties fo:background-color="#ffff99" fo:padding="2.01pt"/>
    </style:style>
    <style:style style:name="ce12" style:family="table-cell" style:parent-style-name="Default" style:data-style-name="N10121">
      <style:table-cell-properties fo:background-color="#ccffff" fo:padding="2.01pt"/>
    </style:style>
    <style:style style:name="ce13" style:family="table-cell" style:parent-style-name="Default" style:data-style-name="N10121">
      <style:table-cell-properties fo:background-color="#cc99ff" fo:padding="2.01pt"/>
    </style:style>
    <style:style style:name="ce14" style:family="table-cell" style:parent-style-name="Default">
      <style:table-cell-properties fo:background-color="#ffff99" fo:padding="2.01pt"/>
    </style:style>
    <style:style style:name="ce15" style:family="table-cell" style:parent-style-name="Default">
      <style:table-cell-properties fo:background-color="#ccffff" fo:padding="2.01pt"/>
    </style:style>
    <style:style style:name="ce16" style:family="table-cell" style:parent-style-name="Default">
      <style:table-cell-properties fo:background-color="#cc99ff" fo:padding="2.01pt"/>
    </style:style>
  </office:automatic-styles>
  <office:body>
    <office:spreadsheet>
      <table:calculation-settings table:case-sensitive="false" table:use-regular-expressions="false"/>
      <table:table table:name="DMOVPR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242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REG</text:p>
          </table:table-cell>
          <table:table-cell table:style-name="ce1" office:value-type="string" calcext:value-type="string">
            <text:p>GRUPO</text:p>
          </table:table-cell>
          <table:table-cell office:value-type="string" calcext:value-type="string">
            <text:p>SOCI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NUMES</text:p>
          </table:table-cell>
          <table:table-cell table:style-name="ce1" office:value-type="string" calcext:value-type="string">
            <text:p>CVEMOV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PREPAC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CTABCO</text:p>
          </table:table-cell>
          <table:table-cell table:style-name="ce1" office:value-type="string" calcext:value-type="string">
            <text:p>REFERENC</text:p>
          </table:table-cell>
          <table:table-cell table:style-name="ce1" office:value-type="string" calcext:value-type="string">
            <text:p>TASA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6086.724116211" calcext:value-type="float">
            <text:p>186086.72411621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27" calcext:value-type="float">
            <text:p>742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60.8671875" calcext:value-type="float">
            <text:p>1860.86718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6-12-21" calcext:value-type="date">
            <text:p>12/2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28" calcext:value-type="float">
            <text:p>74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40.36572265625" calcext:value-type="float">
            <text:p>1840.365722656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29" calcext:value-type="float">
            <text:p>74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19.6591796875" calcext:value-type="float">
            <text:p>1819.65917968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0" calcext:value-type="float">
            <text:p>743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98.74560546875" calcext:value-type="float">
            <text:p>1798.745605468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7" calcext:value-type="float">
            <text:p>3877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1" calcext:value-type="float">
            <text:p>743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77.62280273438" calcext:value-type="float">
            <text:p>1777.622802734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2" calcext:value-type="float">
            <text:p>743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56.28894042969" calcext:value-type="float">
            <text:p>1756.288940429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0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911.02" calcext:value-type="float">
            <text:p>3911.0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2-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115.3513562012" calcext:value-type="float">
            <text:p>15115.351356201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4" calcext:value-type="float">
            <text:p>3341.0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3" calcext:value-type="float">
            <text:p>7433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1.153518676758" calcext:value-type="float">
            <text:p>151.153518676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4" calcext:value-type="float">
            <text:p>3341.0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4" calcext:value-type="float">
            <text:p>7434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19.25464630127" calcext:value-type="float">
            <text:p>119.254646301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4" calcext:value-type="float">
            <text:p>3341.0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5" calcext:value-type="float">
            <text:p>7435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7.0367965698242" calcext:value-type="float">
            <text:p>87.036796569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2-21" calcext:value-type="date">
            <text:p>2/21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4" calcext:value-type="float">
            <text:p>3341.0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6" calcext:value-type="float">
            <text:p>7436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4.4967613220215" calcext:value-type="float">
            <text:p>54.49676132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7" calcext:value-type="float">
            <text:p>7437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1.6313304901123" calcext:value-type="float">
            <text:p>21.631330490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84.76" calcext:value-type="float">
            <text:p>2184.7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4-0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92" calcext:value-type="float">
            <text:p>6192</text:p>
          </table:table-cell>
          <table:table-cell table:style-name="ce1" office:value-type="float" office:value="1311" calcext:value-type="float">
            <text:p>1311</text:p>
          </table:table-cell>
          <table:table-cell table:style-name="ce1" office:value-type="string" calcext:value-type="string">
            <text:p>04</text:p>
          </table:table-cell>
          <table:table-cell office:value-type="string" calcext:value-type="string">
            <text:p>04</text:p>
          </table:table-cell>
          <table:table-cell table:style-name="ce10" office:value-type="date" office:date-value="2017-04-21" calcext:value-type="date">
            <text:p>4/2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196.1215026855" calcext:value-type="float">
            <text:p>31196.121502685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6-11-08" calcext:value-type="date">
            <text:p>11/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8" calcext:value-type="float">
            <text:p>743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1.961212158203" calcext:value-type="float">
            <text:p>311.961212158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39" calcext:value-type="float">
            <text:p>743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1.670318603516" calcext:value-type="float">
            <text:p>301.670318603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0" calcext:value-type="float">
            <text:p>744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91.276519775391" calcext:value-type="float">
            <text:p>291.276519775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2-10" calcext:value-type="date">
            <text:p>2/10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1" calcext:value-type="float">
            <text:p>744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0.778778076172" calcext:value-type="float">
            <text:p>280.778778076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0" calcext:value-type="float">
            <text:p>3870</text:p>
          </table:table-cell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3-10" calcext:value-type="date">
            <text:p>3/1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2" calcext:value-type="float">
            <text:p>744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70.176086425781" calcext:value-type="float">
            <text:p>270.176086425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3" calcext:value-type="float">
            <text:p>6213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4-11" calcext:value-type="date">
            <text:p>4/1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05" calcext:value-type="float">
            <text:p>1341.0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3" calcext:value-type="float">
            <text:p>74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05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59.467346191406" calcext:value-type="float">
            <text:p>259.467346191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7" calcext:value-type="float">
            <text:p>6217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06</text:p>
          </table:table-cell>
          <table:table-cell table:style-name="ce10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4000" calcext:value-type="float">
            <text:p>24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8508.92" calcext:value-type="float">
            <text:p>38508.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6-11-09" calcext:value-type="date">
            <text:p>11/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8" calcext:value-type="float">
            <text:p>1891.0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4" calcext:value-type="float">
            <text:p>744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85.089233398437" calcext:value-type="float">
            <text:p>385.089233398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9" calcext:value-type="float">
            <text:p>1891.09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5" calcext:value-type="float">
            <text:p>7445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0.029296875" calcext:value-type="float">
            <text:p>370.0292968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9" calcext:value-type="float">
            <text:p>1891.09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6" calcext:value-type="float">
            <text:p>7446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54.818664550781" calcext:value-type="float">
            <text:p>354.818664550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2-03" calcext:value-type="date">
            <text:p>2/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9" calcext:value-type="float">
            <text:p>1891.09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7" calcext:value-type="float">
            <text:p>744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39.455963134766" calcext:value-type="float">
            <text:p>339.45596313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8" calcext:value-type="float">
            <text:p>3848</text:p>
          </table:table-cell>
          <table:table-cell table:style-name="ce1" office:value-type="float" office:value="1154" calcext:value-type="float">
            <text:p>115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3-07" calcext:value-type="date">
            <text:p>3/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9" calcext:value-type="float">
            <text:p>1891.09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8" calcext:value-type="float">
            <text:p>744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3.939636230469" calcext:value-type="float">
            <text:p>323.939636230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3" calcext:value-type="float">
            <text:p>6203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4-04" calcext:value-type="date">
            <text:p>4/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91.09" calcext:value-type="float">
            <text:p>1891.09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49" calcext:value-type="float">
            <text:p>744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09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8.268127441406" calcext:value-type="float">
            <text:p>308.268127441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82262.588496094" calcext:value-type="float">
            <text:p>582262.588496094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01.15" calcext:value-type="float">
            <text:p>7301.1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0" calcext:value-type="float">
            <text:p>74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822.62548828125" calcext:value-type="float">
            <text:p>5822.625488281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00.15" calcext:value-type="float">
            <text:p>7300.1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1" calcext:value-type="float">
            <text:p>745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807.4306640625" calcext:value-type="float">
            <text:p>5807.43066406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2" calcext:value-type="float">
            <text:p>745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792.09375" calcext:value-type="float">
            <text:p>5792.093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3" calcext:value-type="float">
            <text:p>745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776.60302734375" calcext:value-type="float">
            <text:p>5776.603027343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4" calcext:value-type="float">
            <text:p>745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760.95751953125" calcext:value-type="float">
            <text:p>5760.957519531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41.15" calcext:value-type="float">
            <text:p>7341.1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5" calcext:value-type="float">
            <text:p>6215</text:p>
          </table:table-cell>
          <table:table-cell table:style-name="ce1" office:value-type="float" office:value="1367" calcext:value-type="float">
            <text:p>136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301.15" calcext:value-type="float">
            <text:p>7301.1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5" calcext:value-type="float">
            <text:p>745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745.15576171875" calcext:value-type="float">
            <text:p>5745.155761718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839" calcext:value-type="float">
            <text:p>6839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15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0000" calcext:value-type="float">
            <text:p>20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6" calcext:value-type="float">
            <text:p>745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9" calcext:value-type="float">
            <text:p>3859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106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7" calcext:value-type="float">
            <text:p>745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940" calcext:value-type="float">
            <text:p>194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99" calcext:value-type="float">
            <text:p>6199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000" calcext:value-type="float">
            <text:p>9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8" calcext:value-type="float">
            <text:p>745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59.40002441406" calcext:value-type="float">
            <text:p>1859.400024414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5143.59" calcext:value-type="float">
            <text:p>105143.59</text:p>
          </table:table-cell>
          <table:table-cell/>
          <table:table-cell table:style-name="ce1" office:value-type="string" calcext:value-type="string">
            <text:p>PRESTAMO P/TRANSFERENCI</text:p>
          </table:table-cell>
          <table:table-cell/>
          <table:table-cell table:style-name="ce1" office:value-type="string" calcext:value-type="string">
            <text:p>21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171.66" calcext:value-type="float">
            <text:p>7171.66</text:p>
          </table:table-cell>
          <table:table-cell/>
          <table:table-cell table:style-name="ce1" office:value-type="string" calcext:value-type="string">
            <text:p>PRESTAMO P/TRANSFERENCI</text:p>
          </table:table-cell>
          <table:table-cell/>
          <table:table-cell table:style-name="ce1" office:value-type="string" calcext:value-type="string">
            <text:p>94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6765.25" calcext:value-type="float">
            <text:p>36765.25</text:p>
          </table:table-cell>
          <table:table-cell/>
          <table:table-cell table:style-name="ce1" office:value-type="string" calcext:value-type="string">
            <text:p>PRESTAMO P/TRANSFERENCI</text:p>
          </table:table-cell>
          <table:table-cell/>
          <table:table-cell table:style-name="ce1" office:value-type="string" calcext:value-type="string">
            <text:p>2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59" calcext:value-type="float">
            <text:p>745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90.80505371094" calcext:value-type="float">
            <text:p>1490.805053710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0" calcext:value-type="float">
            <text:p>746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80.5009765625" calcext:value-type="float">
            <text:p>1480.50097656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1" calcext:value-type="float">
            <text:p>746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70.09387207031" calcext:value-type="float">
            <text:p>1470.093872070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4" calcext:value-type="float">
            <text:p>3874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2" calcext:value-type="float">
            <text:p>746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59.58264160156" calcext:value-type="float">
            <text:p>1459.582641601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35" calcext:value-type="float">
            <text:p>643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21.21" calcext:value-type="float">
            <text:p>2521.2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3" calcext:value-type="float">
            <text:p>746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12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48.96643066406" calcext:value-type="float">
            <text:p>1448.966430664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4518.87" calcext:value-type="float">
            <text:p>24518.8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4" calcext:value-type="float">
            <text:p>746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90.377380371094" calcext:value-type="float">
            <text:p>490.377380371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5" calcext:value-type="float">
            <text:p>746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80.184967041016" calcext:value-type="float">
            <text:p>480.18496704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6" calcext:value-type="float">
            <text:p>746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70.166046142578" calcext:value-type="float">
            <text:p>470.166046142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7" calcext:value-type="float">
            <text:p>7467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59.946746826172" calcext:value-type="float">
            <text:p>459.946746826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168" calcext:value-type="float">
            <text:p>2168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13-1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5217" calcext:value-type="float">
            <text:p>5217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/>
          <table:table-cell table:style-name="ce1" office:value-type="string" calcext:value-type="string">
            <text:p>94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8" calcext:value-type="float">
            <text:p>7468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49.523071289063" calcext:value-type="float">
            <text:p>449.523071289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207" calcext:value-type="float">
            <text:p>6207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81.13" calcext:value-type="float">
            <text:p>981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800.0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69" calcext:value-type="float">
            <text:p>7469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1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38.890991210937" calcext:value-type="float">
            <text:p>438.890991210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6222" calcext:value-type="float">
            <text:p>6222</text:p>
          </table:table-cell>
          <table:table-cell table:style-name="ce1" office:value-type="float" office:value="1389" calcext:value-type="float">
            <text:p>138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49</text:p>
          </table:table-cell>
          <table:table-cell table:style-name="ce10" office:value-type="date" office:date-value="2017-03-06" calcext:value-type="date">
            <text:p>3/6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25" calcext:value-type="float">
            <text:p>6225</text:p>
          </table:table-cell>
          <table:table-cell table:style-name="ce1" office:value-type="float" office:value="1394" calcext:value-type="float">
            <text:p>1394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149</text:p>
          </table:table-cell>
          <table:table-cell table:style-name="ce10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697.1179821777" calcext:value-type="float">
            <text:p>31697.117982177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31.56" calcext:value-type="float">
            <text:p>831.5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4-1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0" calcext:value-type="float">
            <text:p>747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6.971160888672" calcext:value-type="float">
            <text:p>316.971160888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32" calcext:value-type="float">
            <text:p>28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1" calcext:value-type="float">
            <text:p>747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91.825286865234" calcext:value-type="float">
            <text:p>291.825286865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2" calcext:value-type="float">
            <text:p>747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66.423522949219" calcext:value-type="float">
            <text:p>266.423522949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31.56" calcext:value-type="float">
            <text:p>831.5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4-1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31.56" calcext:value-type="float">
            <text:p>2831.56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3" calcext:value-type="float">
            <text:p>747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40.772186279297" calcext:value-type="float">
            <text:p>240.772186279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3" calcext:value-type="float">
            <text:p>3863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31.56" calcext:value-type="float">
            <text:p>2831.56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031.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4" calcext:value-type="float">
            <text:p>747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14.864303588867" calcext:value-type="float">
            <text:p>214.864303588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38" calcext:value-type="float">
            <text:p>6438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31.56" calcext:value-type="float">
            <text:p>2831.5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4-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5" calcext:value-type="float">
            <text:p>747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15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8.697341918945" calcext:value-type="float">
            <text:p>188.697341918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1" calcext:value-type="float">
            <text:p>3851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style-name="ce10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4" calcext:value-type="float">
            <text:p>3864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style-name="ce10" office:value-type="date" office:date-value="2017-03-28" calcext:value-type="date">
            <text:p>3/28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4" calcext:value-type="float">
            <text:p>6204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style-name="ce10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221.16" calcext:value-type="float">
            <text:p>2221.16</text:p>
          </table:table-cell>
          <table:table-cell/>
          <table:table-cell table:style-name="ce1" office:value-type="string" calcext:value-type="string">
            <text:p>PAGO POR INTERNET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6" calcext:value-type="float">
            <text:p>747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1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940.4153302002" calcext:value-type="float">
            <text:p>20940.415330200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13.08" calcext:value-type="float">
            <text:p>2913.08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7" calcext:value-type="float">
            <text:p>747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9.404159545898" calcext:value-type="float">
            <text:p>209.404159545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13.08" calcext:value-type="float">
            <text:p>2913.08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8" calcext:value-type="float">
            <text:p>747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2.367401123047" calcext:value-type="float">
            <text:p>182.36740112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79" calcext:value-type="float">
            <text:p>747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5.060272216797" calcext:value-type="float">
            <text:p>155.060272216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13.08" calcext:value-type="float">
            <text:p>2913.08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0" calcext:value-type="float">
            <text:p>748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27.480072021484" calcext:value-type="float">
            <text:p>127.480072021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69" calcext:value-type="float">
            <text:p>2169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48.97" calcext:value-type="float">
            <text:p>448.9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9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4.11" calcext:value-type="float">
            <text:p>2464.1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1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0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1" calcext:value-type="float">
            <text:p>748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9.6240692138672" calcext:value-type="float">
            <text:p>99.624069213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641" calcext:value-type="float">
            <text:p>6641</text:p>
          </table:table-cell>
          <table:table-cell table:style-name="ce1" office:value-type="float" office:value="1478" calcext:value-type="float">
            <text:p>147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200" calcext:value-type="float">
            <text:p>32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35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2" calcext:value-type="float">
            <text:p>748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08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5.6203155517578" calcext:value-type="float">
            <text:p>65.620315551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04102.563295898" calcext:value-type="float">
            <text:p>104102.56329589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5143.59" calcext:value-type="float">
            <text:p>105143.59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1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3" calcext:value-type="float">
            <text:p>748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041.02563476563" calcext:value-type="float">
            <text:p>1041.025634765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84.96900024414" calcext:value-type="float">
            <text:p>1584.969000244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4" calcext:value-type="float">
            <text:p>74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.8496894836426" calcext:value-type="float">
            <text:p>15.84968948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.1" calcext:value-type="float">
            <text:p>13.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5" calcext:value-type="float">
            <text:p>748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.8771877288818" calcext:value-type="float">
            <text:p>13.877187728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6" calcext:value-type="float">
            <text:p>748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1.8849582672119" calcext:value-type="float">
            <text:p>11.884958267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7" calcext:value-type="float">
            <text:p>748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.8728084564209" calcext:value-type="float">
            <text:p>9.872808456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326" calcext:value-type="float">
            <text:p>3326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2" calcext:value-type="float">
            <text:p>3862</text:p>
          </table:table-cell>
          <table:table-cell table:style-name="ce1" office:value-type="float" office:value="1181" calcext:value-type="float">
            <text:p>118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4.68" calcext:value-type="float">
            <text:p>214.6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5601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8" calcext:value-type="float">
            <text:p>748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.84053659439087" calcext:value-type="float">
            <text:p>7.840536594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89" calcext:value-type="float">
            <text:p>748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.77214193344116" calcext:value-type="float">
            <text:p>5.772141933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39" calcext:value-type="float">
            <text:p>6439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0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3.1" calcext:value-type="float">
            <text:p>213.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10-2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342.3055355835" calcext:value-type="float">
            <text:p>2342.305535583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5" calcext:value-type="float">
            <text:p>85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40-2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0" calcext:value-type="float">
            <text:p>749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3.6922149658203" calcext:value-type="float">
            <text:p>93.692214965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6-12-21" calcext:value-type="date">
            <text:p>12/2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53.11" calcext:value-type="float">
            <text:p>853.1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1" calcext:value-type="float">
            <text:p>749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3.2399139404297" calcext:value-type="float">
            <text:p>63.239913940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22.77" calcext:value-type="float">
            <text:p>822.77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2" calcext:value-type="float">
            <text:p>749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1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.6451072692871" calcext:value-type="float">
            <text:p>31.645107269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2856.5853771975" calcext:value-type="float">
            <text:p>42856.58537719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3" calcext:value-type="float">
            <text:p>749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28.565856933594" calcext:value-type="float">
            <text:p>428.56585693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4" calcext:value-type="float">
            <text:p>749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08.220306396484" calcext:value-type="float">
            <text:p>408.220306396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503.12" calcext:value-type="float">
            <text:p>2503.1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5" calcext:value-type="float">
            <text:p>749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87.671325683594" calcext:value-type="float">
            <text:p>387.67132568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6" calcext:value-type="float">
            <text:p>749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66.516845703125" calcext:value-type="float">
            <text:p>366.516845703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7" calcext:value-type="float">
            <text:p>749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45.55078125" calcext:value-type="float">
            <text:p>345.550781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54" calcext:value-type="float">
            <text:p>5054</text:p>
          </table:table-cell>
          <table:table-cell table:style-name="ce1" office:value-type="float" office:value="1271" calcext:value-type="float">
            <text:p>127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8" calcext:value-type="float">
            <text:p>749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4.375091552734" calcext:value-type="float">
            <text:p>324.375091552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234" calcext:value-type="float">
            <text:p>7234</text:p>
          </table:table-cell>
          <table:table-cell table:style-name="ce1" office:value-type="float" office:value="1489" calcext:value-type="float">
            <text:p>148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1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63.12" calcext:value-type="float">
            <text:p>2463.1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9161.6291522217" calcext:value-type="float">
            <text:p>19161.6291522217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22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499" calcext:value-type="float">
            <text:p>749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91.616287231445" calcext:value-type="float">
            <text:p>191.616287231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34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0" calcext:value-type="float">
            <text:p>75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0.320251464844" calcext:value-type="float">
            <text:p>180.32025146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1" calcext:value-type="float">
            <text:p>750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68.911254882813" calcext:value-type="float">
            <text:p>168.911254882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53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2" calcext:value-type="float">
            <text:p>750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7.388168334961" calcext:value-type="float">
            <text:p>157.38816833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5" calcext:value-type="float">
            <text:p>387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3" calcext:value-type="float">
            <text:p>750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5.749847412109" calcext:value-type="float">
            <text:p>145.749847412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36" calcext:value-type="float">
            <text:p>6436</text:p>
          </table:table-cell>
          <table:table-cell table:style-name="ce1" office:value-type="float" office:value="1454" calcext:value-type="float">
            <text:p>145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22" calcext:value-type="float">
            <text:p>1321.2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35-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4" calcext:value-type="float">
            <text:p>750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3.995147705078" calcext:value-type="float">
            <text:p>133.995147705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99.55" calcext:value-type="float">
            <text:p>1499.5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style-name="ce10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00.15" calcext:value-type="float">
            <text:p>500.1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2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23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99.4" calcext:value-type="float">
            <text:p>499.4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5-2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386.02" calcext:value-type="float">
            <text:p>2386.0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2.33" calcext:value-type="float">
            <text:p>602.33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43-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2.33" calcext:value-type="float">
            <text:p>602.3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style-name="ce10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2.33" calcext:value-type="float">
            <text:p>602.3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162" calcext:value-type="float">
            <text:p>2162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3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79.03" calcext:value-type="float">
            <text:p>579.03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23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352.86506958008" calcext:value-type="float">
            <text:p>4352.865069580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6-11-23" calcext:value-type="date">
            <text:p>11/23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93.36" calcext:value-type="float">
            <text:p>993.36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5" calcext:value-type="float">
            <text:p>750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4.114608764648" calcext:value-type="float">
            <text:p>174.114608764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6-12-23" calcext:value-type="date">
            <text:p>12/2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993.36" calcext:value-type="float">
            <text:p>993.36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6" calcext:value-type="float">
            <text:p>750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1.344787597656" calcext:value-type="float">
            <text:p>141.344787597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788.87" calcext:value-type="float">
            <text:p>2788.87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7" calcext:value-type="float">
            <text:p>750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23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07.264183044434" calcext:value-type="float">
            <text:p>107.264183044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819.4760009766" calcext:value-type="float">
            <text:p>62819.476000976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8" calcext:value-type="float">
            <text:p>750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8.194763183594" calcext:value-type="float">
            <text:p>628.19476318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09" calcext:value-type="float">
            <text:p>750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91.752685546875" calcext:value-type="float">
            <text:p>591.752685546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0" calcext:value-type="float">
            <text:p>751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54.946228027344" calcext:value-type="float">
            <text:p>554.946228027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1" calcext:value-type="float">
            <text:p>751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17.771667480469" calcext:value-type="float">
            <text:p>517.771667480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2" calcext:value-type="float">
            <text:p>751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80.225433349609" calcext:value-type="float">
            <text:p>480.225433349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9" calcext:value-type="float">
            <text:p>6209</text:p>
          </table:table-cell>
          <table:table-cell table:style-name="ce1" office:value-type="float" office:value="1349" calcext:value-type="float">
            <text:p>134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72.4" calcext:value-type="float">
            <text:p>4272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3" calcext:value-type="float">
            <text:p>751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0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42.303680419922" calcext:value-type="float">
            <text:p>442.303680419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586.58" calcext:value-type="float">
            <text:p>18586.5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4" calcext:value-type="float">
            <text:p>751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57.597412109375" calcext:value-type="float">
            <text:p>557.597412109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5" calcext:value-type="float">
            <text:p>7515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13.922729492188" calcext:value-type="float">
            <text:p>513.922729492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6" calcext:value-type="float">
            <text:p>7516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68.937805175781" calcext:value-type="float">
            <text:p>468.937805175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7" calcext:value-type="float">
            <text:p>7517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22.603363037109" calcext:value-type="float">
            <text:p>422.603363037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8" calcext:value-type="float">
            <text:p>751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4.878814697266" calcext:value-type="float">
            <text:p>374.878814697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6205" calcext:value-type="float">
            <text:p>6205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4-24" calcext:value-type="date">
            <text:p>4/24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13.42" calcext:value-type="float">
            <text:p>2013.4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19" calcext:value-type="float">
            <text:p>751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4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5.722595214844" calcext:value-type="float">
            <text:p>325.72259521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3399.6669067383" calcext:value-type="float">
            <text:p>33399.666906738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1-08" calcext:value-type="date">
            <text:p>11/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0" calcext:value-type="float">
            <text:p>752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33.996673583984" calcext:value-type="float">
            <text:p>333.99667358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2-08" calcext:value-type="date">
            <text:p>12/8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2.44" calcext:value-type="float">
            <text:p>102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1" calcext:value-type="float">
            <text:p>752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3.892211914062" calcext:value-type="float">
            <text:p>323.892211914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2" calcext:value-type="float">
            <text:p>752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2.662353515625" calcext:value-type="float">
            <text:p>312.662353515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2-09" calcext:value-type="date">
            <text:p>2/9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3" calcext:value-type="float">
            <text:p>752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2.344604492187" calcext:value-type="float">
            <text:p>302.344604492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69" calcext:value-type="float">
            <text:p>3869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4" calcext:value-type="float">
            <text:p>752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91.923645019531" calcext:value-type="float">
            <text:p>291.923645019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2" calcext:value-type="float">
            <text:p>6212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4-10" calcext:value-type="date">
            <text:p>4/1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4.44" calcext:value-type="float">
            <text:p>1344.4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5" calcext:value-type="float">
            <text:p>752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24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1.398468017578" calcext:value-type="float">
            <text:p>281.398468017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.6" calcext:value-type="float">
            <text:p>11.6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0.56" calcext:value-type="float">
            <text:p>0.56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.12" calcext:value-type="float">
            <text:p>1.12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10" calcext:value-type="date">
            <text:p>1/1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.6" calcext:value-type="float">
            <text:p>1.6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9" calcext:value-type="float">
            <text:p>199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1.84" calcext:value-type="float">
            <text:p>31.84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1322" calcext:value-type="float">
            <text:p>1322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4-06" calcext:value-type="date">
            <text:p>4/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97" calcext:value-type="float">
            <text:p>6197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4-06" calcext:value-type="date">
            <text:p>4/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.08" calcext:value-type="float">
            <text:p>2.08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4-17" calcext:value-type="date">
            <text:p>4/1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0.56" calcext:value-type="float">
            <text:p>0.56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89" calcext:value-type="float">
            <text:p>6189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table:style-name="ce10" office:value-type="date" office:date-value="2017-04-17" calcext:value-type="date">
            <text:p>4/1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326.49" calcext:value-type="float">
            <text:p>9326.4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6-11-25" calcext:value-type="date">
            <text:p>11/2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2.51" calcext:value-type="float">
            <text:p>1072.5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6" calcext:value-type="float">
            <text:p>752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3.059600830078" calcext:value-type="float">
            <text:p>373.059600830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2.51" calcext:value-type="float">
            <text:p>1072.5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7" calcext:value-type="float">
            <text:p>752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45.081604003906" calcext:value-type="float">
            <text:p>345.081604003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2.51" calcext:value-type="float">
            <text:p>1072.5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8" calcext:value-type="float">
            <text:p>75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15.984466552734" calcext:value-type="float">
            <text:p>315.984466552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2.51" calcext:value-type="float">
            <text:p>1072.5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29" calcext:value-type="float">
            <text:p>752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5.723419189453" calcext:value-type="float">
            <text:p>285.723419189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3844" calcext:value-type="float">
            <text:p>3844</text:p>
          </table:table-cell>
          <table:table-cell table:style-name="ce1" office:value-type="float" office:value="1125" calcext:value-type="float">
            <text:p>112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5" calcext:value-type="float">
            <text:p>1075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0" calcext:value-type="float">
            <text:p>753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54.251968383789" calcext:value-type="float">
            <text:p>254.251968383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6191" calcext:value-type="float">
            <text:p>6191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4-21" calcext:value-type="date">
            <text:p>4/2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2.51" calcext:value-type="float">
            <text:p>1072.5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1" calcext:value-type="float">
            <text:p>753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21.422058105469" calcext:value-type="float">
            <text:p>221.422058105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1387" calcext:value-type="float">
            <text:p>138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53</text:p>
          </table:table-cell>
          <table:table-cell table:style-name="ce10" office:value-type="date" office:date-value="2017-04-03" calcext:value-type="date">
            <text:p>4/3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680.7321600342" calcext:value-type="float">
            <text:p>17680.732160034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1-05" calcext:value-type="date">
            <text:p>11/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10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63.57" calcext:value-type="float">
            <text:p>1363.5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2" calcext:value-type="float">
            <text:p>753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6.807327270508" calcext:value-type="float">
            <text:p>176.807327270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2-07" calcext:value-type="date">
            <text:p>12/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6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3.57" calcext:value-type="float">
            <text:p>63.5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57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3" calcext:value-type="float">
            <text:p>753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1.939697265625" calcext:value-type="float">
            <text:p>141.939697265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1-09" calcext:value-type="date">
            <text:p>1/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56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3.57" calcext:value-type="float">
            <text:p>63.5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57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4" calcext:value-type="float">
            <text:p>753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06.723388671875" calcext:value-type="float">
            <text:p>106.723388671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2-04" calcext:value-type="date">
            <text:p>2/4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6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5" calcext:value-type="float">
            <text:p>156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12-2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5" calcext:value-type="float">
            <text:p>753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1.1549301147461" calcext:value-type="float">
            <text:p>71.154930114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8" calcext:value-type="float">
            <text:p>3858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106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58" calcext:value-type="float">
            <text:p>5858</text:p>
          </table:table-cell>
          <table:table-cell table:style-name="ce1" office:value-type="float" office:value="1276" calcext:value-type="float">
            <text:p>127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56.86" calcext:value-type="float">
            <text:p>2956.86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/>
          <table:table-cell table:style-name="ce1" office:value-type="string" calcext:value-type="string">
            <text:p>5601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6" calcext:value-type="float">
            <text:p>7536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257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5.2164764404297" calcext:value-type="float">
            <text:p>35.216476440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3.61" calcext:value-type="float">
            <text:p>793.6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7" calcext:value-type="float">
            <text:p>753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2.61" calcext:value-type="float">
            <text:p>102.6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3.61" calcext:value-type="float">
            <text:p>793.6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8" calcext:value-type="float">
            <text:p>753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95.063903808594" calcext:value-type="float">
            <text:p>295.063903808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3.61" calcext:value-type="float">
            <text:p>793.6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39" calcext:value-type="float">
            <text:p>753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9.052337646484" calcext:value-type="float">
            <text:p>289.052337646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7" calcext:value-type="float">
            <text:p>6187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93.61" calcext:value-type="float">
            <text:p>793.6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0" calcext:value-type="float">
            <text:p>754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26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4.006744384766" calcext:value-type="float">
            <text:p>284.00674438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7" calcext:value-type="float">
            <text:p>3837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style-name="ce10" office:value-type="date" office:date-value="2017-03-14" calcext:value-type="date">
            <text:p>3/14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style-name="ce10" office:value-type="date" office:date-value="2017-03-14" calcext:value-type="date">
            <text:p>3/14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82" calcext:value-type="float">
            <text:p>6182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7</text:p>
          </table:table-cell>
          <table:table-cell table:style-name="ce10" office:value-type="date" office:date-value="2017-04-17" calcext:value-type="date">
            <text:p>4/1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31.27" calcext:value-type="float">
            <text:p>3331.27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1-04" calcext:value-type="date">
            <text:p>1/4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9800" calcext:value-type="float">
            <text:p>898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1.28" calcext:value-type="float">
            <text:p>2001.2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1" calcext:value-type="float">
            <text:p>7541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98" calcext:value-type="float">
            <text:p>89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1.28" calcext:value-type="float">
            <text:p>2001.2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2" calcext:value-type="float">
            <text:p>7542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86.967163085938" calcext:value-type="float">
            <text:p>886.967163085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8" calcext:value-type="float">
            <text:p>6208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1.28" calcext:value-type="float">
            <text:p>2001.2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3" calcext:value-type="float">
            <text:p>7543</text:p>
          </table:table-cell>
          <table:table-cell table:style-name="ce1" office:value-type="string" calcext:value-type="string">
            <text:p>09</text:p>
          </table:table-cell>
          <table:table-cell office:value-type="string" calcext:value-type="string">
            <text:p>28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75.824035644531" calcext:value-type="float">
            <text:p>875.824035644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6401.2340026855" calcext:value-type="float">
            <text:p>36401.234002685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765.25" calcext:value-type="float">
            <text:p>36765.25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29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4" calcext:value-type="float">
            <text:p>754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29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64.012329101562" calcext:value-type="float">
            <text:p>364.012329101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1117.422578125" calcext:value-type="float">
            <text:p>91117.4225781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50" calcext:value-type="float">
            <text:p>365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5" calcext:value-type="float">
            <text:p>75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11.174194335938" calcext:value-type="float">
            <text:p>911.174194335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6-12-30" calcext:value-type="date">
            <text:p>12/30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13.13" calcext:value-type="float">
            <text:p>3613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6" calcext:value-type="float">
            <text:p>754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83.785949707031" calcext:value-type="float">
            <text:p>883.78594970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13.13" calcext:value-type="float">
            <text:p>3613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7" calcext:value-type="float">
            <text:p>754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56.492492675781" calcext:value-type="float">
            <text:p>856.492492675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71" calcext:value-type="float">
            <text:p>2171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954.41" calcext:value-type="float">
            <text:p>1954.4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13-3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306" calcext:value-type="float">
            <text:p>2306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58.72" calcext:value-type="float">
            <text:p>1658.7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3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8" calcext:value-type="float">
            <text:p>754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28.926147460938" calcext:value-type="float">
            <text:p>828.926147460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52" calcext:value-type="float">
            <text:p>385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3-21" calcext:value-type="date">
            <text:p>3/2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13.13" calcext:value-type="float">
            <text:p>3613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94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49" calcext:value-type="float">
            <text:p>754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01.084167480469" calcext:value-type="float">
            <text:p>801.084167480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06" calcext:value-type="float">
            <text:p>6206</text:p>
          </table:table-cell>
          <table:table-cell table:style-name="ce1" office:value-type="float" office:value="1345" calcext:value-type="float">
            <text:p>13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613.13" calcext:value-type="float">
            <text:p>3613.1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MLB</text:p>
          </table:table-cell>
          <table:table-cell table:style-name="ce1" office:value-type="string" calcext:value-type="string">
            <text:p>4800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0" calcext:value-type="float">
            <text:p>755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31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72.963684082031" calcext:value-type="float">
            <text:p>772.96368408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1-02" calcext:value-type="date">
            <text:p>1/2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000" calcext:value-type="float">
            <text:p>45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22" calcext:value-type="float">
            <text:p>212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 table:style-name="ce1" office:value-type="string" calcext:value-type="string">
            <text:p>36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1" calcext:value-type="float">
            <text:p>755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50" calcext:value-type="float">
            <text:p>45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1272" calcext:value-type="float">
            <text:p>127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21.32" calcext:value-type="float">
            <text:p>2121.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/>
          <table:table-cell table:style-name="ce1" office:value-type="string" calcext:value-type="string">
            <text:p>5601.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2" calcext:value-type="float">
            <text:p>7552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33.279998779297" calcext:value-type="float">
            <text:p>433.279998779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233" calcext:value-type="float">
            <text:p>7233</text:p>
          </table:table-cell>
          <table:table-cell table:style-name="ce1" office:value-type="float" office:value="1487" calcext:value-type="float">
            <text:p>1487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4-29" calcext:value-type="date">
            <text:p>4/29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122" calcext:value-type="float">
            <text:p>212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3" calcext:value-type="float">
            <text:p>755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16.399597167969" calcext:value-type="float">
            <text:p>416.39959716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8057.365834961" calcext:value-type="float">
            <text:p>138057.365834961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36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4" calcext:value-type="float">
            <text:p>755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80.57360839844" calcext:value-type="float">
            <text:p>1380.573608398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5" calcext:value-type="float">
            <text:p>755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64.9658203125" calcext:value-type="float">
            <text:p>1364.96582031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6" calcext:value-type="float">
            <text:p>755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49.20190429688" calcext:value-type="float">
            <text:p>1349.201904296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7" calcext:value-type="float">
            <text:p>755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33.2802734375" calcext:value-type="float">
            <text:p>1333.28027343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6" calcext:value-type="float">
            <text:p>3876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8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8" calcext:value-type="float">
            <text:p>755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17.19958496094" calcext:value-type="float">
            <text:p>1317.199584960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437" calcext:value-type="float">
            <text:p>6437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941.36" calcext:value-type="float">
            <text:p>2941.3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34-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59" calcext:value-type="float">
            <text:p>755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3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300.95788574219" calcext:value-type="float">
            <text:p>1300.957885742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93" calcext:value-type="float">
            <text:p>6193</text:p>
          </table:table-cell>
          <table:table-cell table:style-name="ce1" office:value-type="float" office:value="1312" calcext:value-type="float">
            <text:p>131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38</text:p>
          </table:table-cell>
          <table:table-cell table:style-name="ce10" office:value-type="date" office:date-value="2017-04-25" calcext:value-type="date">
            <text:p>4/25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5415.5147094726" calcext:value-type="float">
            <text:p>25415.514709472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6-11-15" calcext:value-type="date">
            <text:p>11/15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21.4" calcext:value-type="float">
            <text:p>3321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0" calcext:value-type="float">
            <text:p>756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54.155151367187" calcext:value-type="float">
            <text:p>254.155151367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6-12-13" calcext:value-type="date">
            <text:p>12/13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21.4" calcext:value-type="float">
            <text:p>3321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1" calcext:value-type="float">
            <text:p>756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23.482696533203" calcext:value-type="float">
            <text:p>223.482696533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1-13" calcext:value-type="date">
            <text:p>1/1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21.4" calcext:value-type="float">
            <text:p>3321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2" calcext:value-type="float">
            <text:p>756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92.503540039063" calcext:value-type="float">
            <text:p>192.503540039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2-14" calcext:value-type="date">
            <text:p>2/14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21.4" calcext:value-type="float">
            <text:p>3321.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3" calcext:value-type="float">
            <text:p>756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61.214553833008" calcext:value-type="float">
            <text:p>161.21455383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6" calcext:value-type="float">
            <text:p>3836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3-13" calcext:value-type="date">
            <text:p>3/13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090.88" calcext:value-type="float">
            <text:p>13090.88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4" calcext:value-type="float">
            <text:p>756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29.612701416016" calcext:value-type="float">
            <text:p>129.61270141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1" calcext:value-type="float">
            <text:p>6181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style-name="ce10" office:value-type="date" office:date-value="2017-04-11" calcext:value-type="date">
            <text:p>4/11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5000" calcext:value-type="float">
            <text:p>55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48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9613" calcext:value-type="float">
            <text:p>2961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1-19" calcext:value-type="date">
            <text:p>1/1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019" calcext:value-type="float">
            <text:p>6019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411.52" calcext:value-type="float">
            <text:p>1411.5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2-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5" calcext:value-type="float">
            <text:p>756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6" calcext:value-type="float">
            <text:p>756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88.884796142578" calcext:value-type="float">
            <text:p>288.884796142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1281" calcext:value-type="float">
            <text:p>128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411.52" calcext:value-type="float">
            <text:p>1411.5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52-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26" calcext:value-type="float">
            <text:p>6226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451.52" calcext:value-type="float">
            <text:p>1451.5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7" calcext:value-type="float">
            <text:p>756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77.658447265625" calcext:value-type="float">
            <text:p>277.658447265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1-06" calcext:value-type="date">
            <text:p>1/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904.28" calcext:value-type="float">
            <text:p>107904.28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1-06" calcext:value-type="date">
            <text:p>1/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2095.72" calcext:value-type="float">
            <text:p>62095.72</text:p>
          </table:table-cell>
          <table:table-cell/>
          <table:table-cell table:style-name="ce1" office:value-type="string" calcext:value-type="string">
            <text:p>PRESTAMO P/TRANSFERENCI</text:p>
          </table:table-cell>
          <table:table-cell/>
          <table:table-cell table:style-name="ce1" office:value-type="string" calcext:value-type="string">
            <text:p>72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81.53" calcext:value-type="float">
            <text:p>2881.53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8" calcext:value-type="float">
            <text:p>756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00" calcext:value-type="float">
            <text:p>17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2" calcext:value-type="float">
            <text:p>3872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81.53" calcext:value-type="float">
            <text:p>2881.53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69" calcext:value-type="float">
            <text:p>756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688.18469238281" calcext:value-type="float">
            <text:p>1688.184692382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0" calcext:value-type="float">
            <text:p>7570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676.25122070313" calcext:value-type="float">
            <text:p>1676.251220703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840" calcext:value-type="float">
            <text:p>6840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5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81.53" calcext:value-type="float">
            <text:p>2881.53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5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720.095456543" calcext:value-type="float">
            <text:p>37720.09545654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1" calcext:value-type="float">
            <text:p>7571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7.200927734375" calcext:value-type="float">
            <text:p>377.200927734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2" calcext:value-type="float">
            <text:p>757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67.757568359375" calcext:value-type="float">
            <text:p>367.757568359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3" calcext:value-type="float">
            <text:p>7573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58.2197265625" calcext:value-type="float">
            <text:p>358.21972656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4" calcext:value-type="float">
            <text:p>757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48.586517333984" calcext:value-type="float">
            <text:p>348.58651733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3-29" calcext:value-type="date">
            <text:p>3/2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5" calcext:value-type="float">
            <text:p>757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38.856994628906" calcext:value-type="float">
            <text:p>338.856994628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6" calcext:value-type="float">
            <text:p>6186</text:p>
          </table:table-cell>
          <table:table-cell table:style-name="ce1" office:value-type="float" office:value="1297" calcext:value-type="float">
            <text:p>129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4-27" calcext:value-type="date">
            <text:p>4/27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21.54" calcext:value-type="float">
            <text:p>1321.5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76" calcext:value-type="float">
            <text:p>757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5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9.030151367188" calcext:value-type="float">
            <text:p>329.030151367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6-11-01" calcext:value-type="date">
            <text:p>11/1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0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46271.10171875" calcext:value-type="float">
            <text:p>46271.10171875</text:p>
          </table:table-cell>
          <table:table-cell table:style-name="ce14"/>
          <table:table-cell table:style-name="ce2" office:value-type="string" calcext:value-type="string">
            <text:p>SALDO ANTERIOR</text:p>
          </table:table-cell>
          <table:table-cell table:style-name="ce14" table:number-columns-repeated="1012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6-11-30" calcext:value-type="date">
            <text:p>11/30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4"/>
          <table:table-cell table:style-name="ce2" office:value-type="string" calcext:value-type="string">
            <text:p>PAGO POR TRANSFERENCIA</text:p>
          </table:table-cell>
          <table:table-cell table:style-name="ce14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number-columns-repeated="2" table:style-name="ce2" office:value-type="float" office:value="7577" calcext:value-type="float">
            <text:p>7577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6-11-30" calcext:value-type="date">
            <text:p>11/30/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462.711029052734" calcext:value-type="float">
            <text:p>462.7110290527</text:p>
          </table:table-cell>
          <table:table-cell table:style-name="ce14"/>
          <table:table-cell table:style-name="ce2" office:value-type="string" calcext:value-type="string">
            <text:p>CARGO POR INTERESES</text:p>
          </table:table-cell>
          <table:table-cell table:style-name="ce14" table:number-columns-repeated="2"/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string" calcext:value-type="string">
            <text:p>06</text:p>
          </table:table-cell>
          <table:table-cell table:style-name="ce8" office:value-type="string" calcext:value-type="string">
            <text:p>61</text:p>
          </table:table-cell>
          <table:table-cell table:style-name="ce12" office:value-type="date" office:date-value="2016-12-31" calcext:value-type="date">
            <text:p>12/31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P</text:p>
          </table:table-cell>
          <table:table-cell table:style-name="ce3" office:value-type="float" office:value="2831.61" calcext:value-type="float">
            <text:p>2831.61</text:p>
          </table:table-cell>
          <table:table-cell table:style-name="ce15"/>
          <table:table-cell table:style-name="ce3" office:value-type="string" calcext:value-type="string">
            <text:p>PAGO POR TRANSFERENCIA</text:p>
          </table:table-cell>
          <table:table-cell table:style-name="ce15"/>
          <table:table-cell table:style-name="ce3" office:value-type="string" calcext:value-type="string">
            <text:p>61-61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table:number-columns-repeated="2" table:style-name="ce3" office:value-type="float" office:value="7578" calcext:value-type="float">
            <text:p>7578</text:p>
          </table:table-cell>
          <table:table-cell table:style-name="ce3" office:value-type="string" calcext:value-type="string">
            <text:p>06</text:p>
          </table:table-cell>
          <table:table-cell table:style-name="ce8" office:value-type="string" calcext:value-type="string">
            <text:p>61</text:p>
          </table:table-cell>
          <table:table-cell table:style-name="ce12" office:value-type="date" office:date-value="2016-12-31" calcext:value-type="date">
            <text:p>12/31/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6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float" office:value="439.022033691406" calcext:value-type="float">
            <text:p>439.0220336914</text:p>
          </table:table-cell>
          <table:table-cell table:style-name="ce15"/>
          <table:table-cell table:style-name="ce3" office:value-type="string" calcext:value-type="string">
            <text:p>CARGO POR INTERESES</text:p>
          </table:table-cell>
          <table:table-cell table:style-name="ce15" table:number-columns-repeated="2"/>
          <table:table-cell table:style-name="ce3" office:value-type="float" office:value="1" calcext:value-type="float">
            <text:p>1</text:p>
          </table:table-cell>
          <table:table-cell table:style-name="ce15" table:number-columns-repeated="1009"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string" calcext:value-type="string">
            <text:p>06</text:p>
          </table:table-cell>
          <table:table-cell table:style-name="ce9" office:value-type="string" calcext:value-type="string">
            <text:p>61</text:p>
          </table:table-cell>
          <table:table-cell table:style-name="ce13" office:value-type="date" office:date-value="2017-01-31" calcext:value-type="date">
            <text:p>1/31/20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P</text:p>
          </table:table-cell>
          <table:table-cell table:style-name="ce4" office:value-type="float" office:value="2831.61" calcext:value-type="float">
            <text:p>2831.61</text:p>
          </table:table-cell>
          <table:table-cell table:style-name="ce16"/>
          <table:table-cell table:style-name="ce4" office:value-type="string" calcext:value-type="string">
            <text:p>PAGO POR TRANSFERENCIA</text:p>
          </table:table-cell>
          <table:table-cell table:style-name="ce16"/>
          <table:table-cell table:style-name="ce4" office:value-type="string" calcext:value-type="string">
            <text:p>61-61</text:p>
          </table:table-cell>
          <table:table-cell table:style-name="ce4" office:value-type="float" office:value="1" calcext:value-type="float">
            <text:p>1</text:p>
          </table:table-cell>
          <table:table-cell table:style-name="ce16" table:number-columns-repeated="1009"/>
        </table:table-row>
        <table:table-row table:style-name="ro1">
          <table:table-cell table:number-columns-repeated="2" table:style-name="ce4" office:value-type="float" office:value="7579" calcext:value-type="float">
            <text:p>7579</text:p>
          </table:table-cell>
          <table:table-cell table:style-name="ce4" office:value-type="string" calcext:value-type="string">
            <text:p>06</text:p>
          </table:table-cell>
          <table:table-cell table:style-name="ce9" office:value-type="string" calcext:value-type="string">
            <text:p>61</text:p>
          </table:table-cell>
          <table:table-cell table:style-name="ce13" office:value-type="date" office:date-value="2017-01-31" calcext:value-type="date">
            <text:p>1/31/20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6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float" office:value="415.096130371094" calcext:value-type="float">
            <text:p>415.0961303711</text:p>
          </table:table-cell>
          <table:table-cell table:style-name="ce16"/>
          <table:table-cell table:style-name="ce4" office:value-type="string" calcext:value-type="string">
            <text:p>CARGO POR INTERESES</text:p>
          </table:table-cell>
          <table:table-cell table:style-name="ce16" table:number-columns-repeated="2"/>
          <table:table-cell table:style-name="ce4" office:value-type="float" office:value="1" calcext:value-type="float">
            <text:p>1</text:p>
          </table:table-cell>
          <table:table-cell table:style-name="ce16" table:number-columns-repeated="1009"/>
        </table:table-row>
        <table:table-row table:style-name="ro1">
          <table:table-cell table:style-name="ce2" office:value-type="float" office:value="2165" calcext:value-type="float">
            <text:p>2165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2-28" calcext:value-type="date">
            <text:p>2/28/20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4"/>
          <table:table-cell table:style-name="ce2" office:value-type="string" calcext:value-type="string">
            <text:p>PAGO POR TRANSFERENCIA</text:p>
          </table:table-cell>
          <table:table-cell table:style-name="ce14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number-columns-repeated="2" table:style-name="ce2" office:value-type="float" office:value="7580" calcext:value-type="float">
            <text:p>7580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2-28" calcext:value-type="date">
            <text:p>2/28/20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390.931030273437" calcext:value-type="float">
            <text:p>390.9310302734</text:p>
          </table:table-cell>
          <table:table-cell table:style-name="ce14"/>
          <table:table-cell table:style-name="ce2" office:value-type="string" calcext:value-type="string">
            <text:p>CARGO POR INTERESES</text:p>
          </table:table-cell>
          <table:table-cell table:style-name="ce14" table:number-columns-repeated="2"/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style-name="ce2" office:value-type="float" office:value="4721" calcext:value-type="float">
            <text:p>4721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3-31" calcext:value-type="date">
            <text:p>3/31/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4"/>
          <table:table-cell table:style-name="ce2" office:value-type="string" calcext:value-type="string">
            <text:p>PAGO POR TRANSFERENCIA</text:p>
          </table:table-cell>
          <table:table-cell table:style-name="ce14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number-columns-repeated="2" table:style-name="ce2" office:value-type="float" office:value="7581" calcext:value-type="float">
            <text:p>7581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3-31" calcext:value-type="date">
            <text:p>3/31/20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366.524230957031" calcext:value-type="float">
            <text:p>366.524230957</text:p>
          </table:table-cell>
          <table:table-cell table:style-name="ce14"/>
          <table:table-cell table:style-name="ce2" office:value-type="string" calcext:value-type="string">
            <text:p>CARGO POR INTERESES</text:p>
          </table:table-cell>
          <table:table-cell table:style-name="ce14" table:number-columns-repeated="2"/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style-name="ce2" office:value-type="float" office:value="7037" calcext:value-type="float">
            <text:p>7037</text:p>
          </table:table-cell>
          <table:table-cell table:style-name="ce2" office:value-type="float" office:value="1484" calcext:value-type="float">
            <text:p>1484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4-30" calcext:value-type="date">
            <text:p>4/30/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831.61" calcext:value-type="float">
            <text:p>2831.61</text:p>
          </table:table-cell>
          <table:table-cell table:style-name="ce14"/>
          <table:table-cell table:style-name="ce2" office:value-type="string" calcext:value-type="string">
            <text:p>PAGO POR TRANSFERENCIA</text:p>
          </table:table-cell>
          <table:table-cell table:style-name="ce14"/>
          <table:table-cell table:style-name="ce2" office:value-type="string" calcext:value-type="string">
            <text:p>61-61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number-columns-repeated="2" table:style-name="ce2" office:value-type="float" office:value="7582" calcext:value-type="float">
            <text:p>7582</text:p>
          </table:table-cell>
          <table:table-cell table:style-name="ce2" office:value-type="string" calcext:value-type="string">
            <text:p>06</text:p>
          </table:table-cell>
          <table:table-cell table:style-name="ce7" office:value-type="string" calcext:value-type="string">
            <text:p>61</text:p>
          </table:table-cell>
          <table:table-cell table:style-name="ce11" office:value-type="date" office:date-value="2017-04-30" calcext:value-type="date">
            <text:p>4/30/20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float" office:value="341.873352050781" calcext:value-type="float">
            <text:p>341.8733520508</text:p>
          </table:table-cell>
          <table:table-cell table:style-name="ce14"/>
          <table:table-cell table:style-name="ce2" office:value-type="string" calcext:value-type="string">
            <text:p>CARGO POR INTERESES</text:p>
          </table:table-cell>
          <table:table-cell table:style-name="ce14" table:number-columns-repeated="2"/>
          <table:table-cell table:style-name="ce2" office:value-type="float" office:value="1" calcext:value-type="float">
            <text:p>1</text:p>
          </table:table-cell>
          <table:table-cell table:style-name="ce14" table:number-columns-repeated="1009"/>
        </table:table-row>
        <table:table-row table:style-name="ro1">
          <table:table-cell table:number-columns-repeated="2"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43.48001346588" calcext:value-type="float">
            <text:p>643.480013465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49.91" calcext:value-type="float">
            <text:p>649.9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3-2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3" calcext:value-type="float">
            <text:p>758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6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.43480062484741" calcext:value-type="float">
            <text:p>6.43480062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972.322644043" calcext:value-type="float">
            <text:p>62972.32264404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71.72" calcext:value-type="float">
            <text:p>1371.7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72-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4" calcext:value-type="float">
            <text:p>758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9.723266601563" calcext:value-type="float">
            <text:p>629.723266601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71.72" calcext:value-type="float">
            <text:p>1371.7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72-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5" calcext:value-type="float">
            <text:p>758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2.30322265625" calcext:value-type="float">
            <text:p>622.303222656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7-01-06" calcext:value-type="date">
            <text:p>1/6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2095.72" calcext:value-type="float">
            <text:p>62095.72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72-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6" calcext:value-type="float">
            <text:p>758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7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14.80908203125" calcext:value-type="float">
            <text:p>614.809082031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5974.78" calcext:value-type="float">
            <text:p>55974.7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6-12-27" calcext:value-type="date">
            <text:p>12/27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7-01-30" calcext:value-type="date">
            <text:p>1/30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2" calcext:value-type="float">
            <text:p>3842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7-03-30" calcext:value-type="date">
            <text:p>3/30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639" calcext:value-type="float">
            <text:p>6639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RETIRO P/TRANSFERENCIA</text:p>
          </table:table-cell>
          <table:table-cell/>
          <table:table-cell table:style-name="ce1" office:value-type="string" calcext:value-type="string">
            <text:p>66-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7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41.74" calcext:value-type="float">
            <text:p>1341.74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66-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98" calcext:value-type="float">
            <text:p>6198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75</text:p>
          </table:table-cell>
          <table:table-cell table:style-name="ce10" office:value-type="date" office:date-value="2017-04-28" calcext:value-type="date">
            <text:p>4/28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PRESTAMO GASTOS MÉDIC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0792.0891711426" calcext:value-type="float">
            <text:p>30792.089171142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6-11-29" calcext:value-type="date">
            <text:p>11/29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7" calcext:value-type="float">
            <text:p>758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61.881317138672" calcext:value-type="float">
            <text:p>461.8813171387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6-12-26" calcext:value-type="date">
            <text:p>12/26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50" calcext:value-type="float">
            <text:p>185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8" calcext:value-type="float">
            <text:p>7588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41.8095703125" calcext:value-type="float">
            <text:p>441.809570312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1-27" calcext:value-type="date">
            <text:p>1/2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89" calcext:value-type="float">
            <text:p>758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20.686676025391" calcext:value-type="float">
            <text:p>420.686676025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957" calcext:value-type="float">
            <text:p>95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2-27" calcext:value-type="date">
            <text:p>2/27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400" calcext:value-type="float">
            <text:p>14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8-78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0" calcext:value-type="float">
            <text:p>7590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99.996978759766" calcext:value-type="float">
            <text:p>399.996978759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4891" calcext:value-type="float">
            <text:p>489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78-78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1" calcext:value-type="float">
            <text:p>7591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78.996948242187" calcext:value-type="float">
            <text:p>378.996948242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6183" calcext:value-type="float">
            <text:p>6183</text:p>
          </table:table-cell>
          <table:table-cell table:style-name="ce1" office:value-type="float" office:value="1287" calcext:value-type="float">
            <text:p>1287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2" calcext:value-type="float">
            <text:p>7592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78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57.681915283203" calcext:value-type="float">
            <text:p>357.681915283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style-name="ce1" office:value-type="float" office:value="3835" calcext:value-type="float">
            <text:p>3835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10" office:value-type="date" office:date-value="2017-03-09" calcext:value-type="date">
            <text:p>3/9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4" calcext:value-type="float">
            <text:p>618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10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3" calcext:value-type="float">
            <text:p>7593</text:p>
          </table:table-cell>
          <table:table-cell table:style-name="ce1"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4060.1037915039" calcext:value-type="float">
            <text:p>74060.103791503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6-11-28" calcext:value-type="date">
            <text:p>11/28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4" calcext:value-type="float">
            <text:p>759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40.601013183594" calcext:value-type="float">
            <text:p>740.60101318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5" calcext:value-type="float">
            <text:p>7595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31.088684082031" calcext:value-type="float">
            <text:p>731.08868408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1-23" calcext:value-type="date">
            <text:p>1/23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6" calcext:value-type="float">
            <text:p>759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21.481201171875" calcext:value-type="float">
            <text:p>721.481201171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2-23" calcext:value-type="date">
            <text:p>2/23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7" calcext:value-type="float">
            <text:p>7597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11.777587890625" calcext:value-type="float">
            <text:p>711.777587890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39" calcext:value-type="float">
            <text:p>3839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3-27" calcext:value-type="date">
            <text:p>3/27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8" calcext:value-type="float">
            <text:p>7598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01.976928710937" calcext:value-type="float">
            <text:p>701.976928710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1289" calcext:value-type="float">
            <text:p>128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691.84" calcext:value-type="float">
            <text:p>1691.84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599" calcext:value-type="float">
            <text:p>7599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92.078308105469" calcext:value-type="float">
            <text:p>692.078308105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24" calcext:value-type="float">
            <text:p>6224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table:style-name="ce10" office:value-type="date" office:date-value="2017-04-26" calcext:value-type="date">
            <text:p>4/26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6948.672175293" calcext:value-type="float">
            <text:p>86948.67217529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0" calcext:value-type="float">
            <text:p>7600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69.486694335938" calcext:value-type="float">
            <text:p>869.486694335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1" calcext:value-type="float">
            <text:p>760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43.181579589844" calcext:value-type="float">
            <text:p>843.181579589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2" calcext:value-type="float">
            <text:p>7602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16.613464355469" calcext:value-type="float">
            <text:p>816.613464355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87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3" calcext:value-type="float">
            <text:p>7603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91.368835449219" calcext:value-type="float">
            <text:p>791.3688354492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722" calcext:value-type="float">
            <text:p>4722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6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4" calcext:value-type="float">
            <text:p>7604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65.871826171875" calcext:value-type="float">
            <text:p>765.871826171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7038" calcext:value-type="float">
            <text:p>7038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341.07" calcext:value-type="float">
            <text:p>3341.07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06-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5" calcext:value-type="float">
            <text:p>7605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87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40.119873046875" calcext:value-type="float">
            <text:p>740.119873046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548.2840362549" calcext:value-type="float">
            <text:p>20548.284036254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6-11-22" calcext:value-type="date">
            <text:p>11/22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6" calcext:value-type="float">
            <text:p>760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205.482833862305" calcext:value-type="float">
            <text:p>205.482833862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6-12-19" calcext:value-type="date">
            <text:p>12/19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7" calcext:value-type="float">
            <text:p>7607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94.217681884766" calcext:value-type="float">
            <text:p>194.2176818848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1-19" calcext:value-type="date">
            <text:p>1/19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L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8" calcext:value-type="float">
            <text:p>760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82.83984375" calcext:value-type="float">
            <text:p>182.839843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2-16" calcext:value-type="date">
            <text:p>2/16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09" calcext:value-type="float">
            <text:p>760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71.348236083984" calcext:value-type="float">
            <text:p>171.34823608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47" calcext:value-type="float">
            <text:p>3847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3-22" calcext:value-type="date">
            <text:p>3/22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0" calcext:value-type="float">
            <text:p>761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59.741729736328" calcext:value-type="float">
            <text:p>159.741729736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4-19" calcext:value-type="date">
            <text:p>4/19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332" calcext:value-type="float">
            <text:p>1332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1" calcext:value-type="float">
            <text:p>7611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88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48.019134521484" calcext:value-type="float">
            <text:p>148.019134521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858.4977441406" calcext:value-type="float">
            <text:p>62858.4977441406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91-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2" calcext:value-type="float">
            <text:p>7612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28.5849609375" calcext:value-type="float">
            <text:p>628.5849609375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6-12-15" calcext:value-type="date">
            <text:p>12/15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3" calcext:value-type="float">
            <text:p>7613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19.251708984375" calcext:value-type="float">
            <text:p>619.2517089844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1-17" calcext:value-type="date">
            <text:p>1/17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4" calcext:value-type="float">
            <text:p>7614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09.825134277344" calcext:value-type="float">
            <text:p>609.825134277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2-16" calcext:value-type="date">
            <text:p>2/16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5" calcext:value-type="float">
            <text:p>7615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600.304321289063" calcext:value-type="float">
            <text:p>600.3043212891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3871" calcext:value-type="float">
            <text:p>3871</text:p>
          </table:table-cell>
          <table:table-cell table:style-name="ce1" office:value-type="float" office:value="1207" calcext:value-type="float">
            <text:p>120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3-15" calcext:value-type="date">
            <text:p>3/15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6" calcext:value-type="float">
            <text:p>7616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90.688232421875" calcext:value-type="float">
            <text:p>590.6882324219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6214" calcext:value-type="float">
            <text:p>6214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4-25" calcext:value-type="date">
            <text:p>4/25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61.91" calcext:value-type="float">
            <text:p>1561.91</text:p>
          </table:table-cell>
          <table:table-cell/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7" calcext:value-type="float">
            <text:p>7617</text:p>
          </table:table-cell>
          <table:table-cell table:style-name="ce1" office:value-type="string" calcext:value-type="string">
            <text:p>05</text:p>
          </table:table-cell>
          <table:table-cell office:value-type="string" calcext:value-type="string">
            <text:p>9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580.976013183594" calcext:value-type="float">
            <text:p>580.9760131836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100.65574340819" calcext:value-type="float">
            <text:p>7100.655743408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7171.66" calcext:value-type="float">
            <text:p>7171.66</text:p>
          </table:table-cell>
          <table:table-cell/>
          <table:table-cell table:style-name="ce1" office:value-type="string" calcext:value-type="string">
            <text:p>PAGO POR TRANSFERENCIA</text:p>
          </table:table-cell>
          <table:table-cell/>
          <table:table-cell table:style-name="ce1" office:value-type="string" calcext:value-type="string">
            <text:p>94-12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7618" calcext:value-type="float">
            <text:p>7618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9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6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71.0065612792969" calcext:value-type="float">
            <text:p>71.0065612793</text:p>
          </table:table-cell>
          <table:table-cell/>
          <table:table-cell table:style-name="ce1" office:value-type="string" calcext:value-type="string">
            <text:p>CARGO POR INTERESE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47476.2394726563" calcext:value-type="float">
            <text:p>47476.2394726563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134.51" calcext:value-type="float">
            <text:p>17134.51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73.21" calcext:value-type="float">
            <text:p>1073.21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330.66" calcext:value-type="float">
            <text:p>15330.66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.06" calcext:value-type="float">
            <text:p>4.06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306.98" calcext:value-type="float">
            <text:p>16306.98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085.04" calcext:value-type="float">
            <text:p>13085.0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6" calcext:value-type="float">
            <text:p>3856</text:p>
          </table:table-cell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57" calcext:value-type="float">
            <text:p>3857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7788.9" calcext:value-type="float">
            <text:p>27788.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11" calcext:value-type="float">
            <text:p>6211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1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203.1" calcext:value-type="float">
            <text:p>23203.1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MLB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13782.69" calcext:value-type="float">
            <text:p>113782.69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800" calcext:value-type="float">
            <text:p>28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750" calcext:value-type="float">
            <text:p>10750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234.62" calcext:value-type="float">
            <text:p>13234.6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5000" calcext:value-type="float">
            <text:p>45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203.12" calcext:value-type="float">
            <text:p>13203.1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30.84" calcext:value-type="float">
            <text:p>230.84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253.56" calcext:value-type="float">
            <text:p>17253.56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65" calcext:value-type="float">
            <text:p>3865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1350" calcext:value-type="float">
            <text:p>5135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67" calcext:value-type="float">
            <text:p>3867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332.56" calcext:value-type="float">
            <text:p>23332.56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01" calcext:value-type="float">
            <text:p>6201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415.08" calcext:value-type="float">
            <text:p>10415.08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02" calcext:value-type="float">
            <text:p>6202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2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122" calcext:value-type="float">
            <text:p>1312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AR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92747.7590625" calcext:value-type="float">
            <text:p>92747.759062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6842.84" calcext:value-type="float">
            <text:p>6842.8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251.6" calcext:value-type="float">
            <text:p>4251.6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240.95" calcext:value-type="float">
            <text:p>8240.95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710.61" calcext:value-type="float">
            <text:p>8710.61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.12" calcext:value-type="float">
            <text:p>8.12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408.82" calcext:value-type="float">
            <text:p>5408.8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5" calcext:value-type="float">
            <text:p>3845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50000" calcext:value-type="float">
            <text:p>50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46" calcext:value-type="float">
            <text:p>3846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411.31" calcext:value-type="float">
            <text:p>5411.31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21" calcext:value-type="float">
            <text:p>6221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63004.06" calcext:value-type="float">
            <text:p>63004.06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BMX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95" calcext:value-type="float">
            <text:p>6195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3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308.82" calcext:value-type="float">
            <text:p>4308.8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BMX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123155.440273438" calcext:value-type="float">
            <text:p>123155.440273438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93.36" calcext:value-type="float">
            <text:p>1493.36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18.53" calcext:value-type="float">
            <text:p>1518.53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8899.69" calcext:value-type="float">
            <text:p>8899.6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89800" calcext:value-type="float">
            <text:p>898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539.02" calcext:value-type="float">
            <text:p>16539.0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00.49" calcext:value-type="float">
            <text:p>1000.4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47" calcext:value-type="float">
            <text:p>4047</text:p>
          </table:table-cell>
          <table:table-cell table:style-name="ce1" office:value-type="float" office:value="1256" calcext:value-type="float">
            <text:p>125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048" calcext:value-type="float">
            <text:p>4048</text:p>
          </table:table-cell>
          <table:table-cell table:style-name="ce1" office:value-type="float" office:value="1257" calcext:value-type="float">
            <text:p>125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300.59" calcext:value-type="float">
            <text:p>5300.5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27" calcext:value-type="float">
            <text:p>6227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28" calcext:value-type="float">
            <text:p>6228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4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0659.14" calcext:value-type="float">
            <text:p>10659.1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J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82772.7301171875" calcext:value-type="float">
            <text:p>82772.7301171875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2901.12" calcext:value-type="float">
            <text:p>12901.1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2366.69" calcext:value-type="float">
            <text:p>12366.6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052.05" calcext:value-type="float">
            <text:p>3052.05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0000" calcext:value-type="float">
            <text:p>30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316.69" calcext:value-type="float">
            <text:p>13316.6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47.4" calcext:value-type="float">
            <text:p>4247.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73" calcext:value-type="float">
            <text:p>3873</text:p>
          </table:table-cell>
          <table:table-cell table:style-name="ce1" office:value-type="float" office:value="1225" calcext:value-type="float">
            <text:p>122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1143.26" calcext:value-type="float">
            <text:p>11143.26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5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812.83" calcext:value-type="float">
            <text:p>13812.83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VC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6-11-01" calcext:value-type="date">
            <text:p>11/1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float" office:value="322295.549916992" calcext:value-type="float">
            <text:p>322295.549916992</text:p>
          </table:table-cell>
          <table:table-cell/>
          <table:table-cell table:style-name="ce1" office:value-type="string" calcext:value-type="string">
            <text:p>SALDO ANTERIOR</text:p>
          </table:table-cell>
          <table:table-cell table:number-columns-repeated="1012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111.6" calcext:value-type="float">
            <text:p>1111.6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6-11-30" calcext:value-type="date">
            <text:p>11/30/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246.24" calcext:value-type="float">
            <text:p>23246.2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6-12-31" calcext:value-type="date">
            <text:p>12/31/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4096.24" calcext:value-type="float">
            <text:p>24096.24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11596.86" calcext:value-type="float">
            <text:p>311596.86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1-31" calcext:value-type="date">
            <text:p>1/31/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883.42" calcext:value-type="float">
            <text:p>15883.4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2-28" calcext:value-type="date">
            <text:p>2/28/20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880.09" calcext:value-type="float">
            <text:p>19880.09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3868" calcext:value-type="float">
            <text:p>3868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3-31" calcext:value-type="date">
            <text:p>3/31/20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989.05" calcext:value-type="float">
            <text:p>16989.05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1385" calcext:value-type="float">
            <text:p>1385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4000" calcext:value-type="float">
            <text:p>24000</text:p>
          </table:table-cell>
          <table:table-cell/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float" office:value="6219" calcext:value-type="float">
            <text:p>6219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996</text:p>
          </table:table-cell>
          <table:table-cell table:style-name="ce10" office:value-type="date" office:date-value="2017-04-30" calcext:value-type="date">
            <text:p>4/30/20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554.52" calcext:value-type="float">
            <text:p>17554.52</text:p>
          </table:table-cell>
          <table:table-cell/>
          <table:table-cell table:style-name="ce1" office:value-type="string" calcext:value-type="string">
            <text:p>TOTAL DEPOSITOS BANCARI</text:p>
          </table:table-cell>
          <table:table-cell table:style-name="ce1" office:value-type="string" calcext:value-type="string">
            <text:p>GNL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0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MOVPR" table:base-cell-address="$DMOVPR.$A$1" table:cell-range-address="$DMOVPR.$A$1:.$O$5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OVPR" style:display-name="PageStyle_DMOVP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Windows User</dc:creator>
    <dc:date>2017-10-07T15:44:53</dc:date>
    <meta:document-statistic meta:table-count="1" meta:cell-count="7017" meta:object-count="0"/>
    <meta:generator>LibreOffice/5.1.6.2.0$Linux_X86_64 LibreOffice_project/10$Build-2</meta:generator>
  </office:meta>
</office:document-meta>
</file>